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6356e" officeooo:paragraph-rsid="0006356e"/>
    </style:style>
    <style:style style:name="P2" style:family="paragraph" style:parent-style-name="Standard">
      <style:paragraph-properties fo:text-align="start" style:justify-single-word="false"/>
      <style:text-properties officeooo:rsid="0006356e" officeooo:paragraph-rsid="0006356e"/>
    </style:style>
    <style:style style:name="P3" style:family="paragraph" style:parent-style-name="Text_20_body">
      <style:paragraph-properties fo:margin-top="0cm" fo:margin-bottom="0cm" style:contextual-spacing="false" fo:text-align="start" style:justify-single-word="false" style:writing-mode="lr-tb"/>
      <style:text-properties officeooo:rsid="0006356e" officeooo:paragraph-rsid="0006356e"/>
    </style:style>
    <style:style style:name="P4" style:family="paragraph" style:parent-style-name="Text_20_body">
      <style:paragraph-properties fo:margin-top="0cm" fo:margin-bottom="0cm" style:contextual-spacing="false" fo:text-align="start" style:justify-single-word="false" style:writing-mode="lr-tb"/>
      <style:text-properties officeooo:rsid="0006f4fe" officeooo:paragraph-rsid="0006f4fe"/>
    </style:style>
    <style:style style:name="P5" style:family="paragraph" style:parent-style-name="Text_20_body">
      <style:paragraph-properties fo:margin-top="0cm" fo:margin-bottom="0cm" style:contextual-spacing="false" fo:text-align="start" style:justify-single-word="false" fo:padding="0.074cm" fo:border-left="none" fo:border-right="none" fo:border-top="none" fo:border-bottom="0.06pt solid #000000" style:writing-mode="lr-tb" style:join-border="false"/>
      <style:text-properties officeooo:rsid="0006356e" officeooo:paragraph-rsid="0006356e"/>
    </style:style>
    <style:style style:name="P6" style:family="paragraph" style:parent-style-name="Heading_20_3">
      <style:paragraph-properties fo:text-align="start" style:justify-single-word="false"/>
      <style:text-properties officeooo:paragraph-rsid="0006356e"/>
    </style:style>
    <style:style style:name="P7" style:family="paragraph" style:parent-style-name="Heading_20_3">
      <style:paragraph-properties fo:margin-top="0cm" fo:margin-bottom="0cm" style:contextual-spacing="false" fo:text-align="start" style:justify-single-word="false" style:writing-mode="lr-tb"/>
      <style:text-properties officeooo:paragraph-rsid="0006f4fe"/>
    </style:style>
    <style:style style:name="T1" style:family="text">
      <style:text-properties officeooo:rsid="0006356e"/>
    </style:style>
    <style:style style:name="T2" style:family="text">
      <style:text-properties officeooo:rsid="0006f4fe"/>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rnel Linked Lists</text:p>
      <text:h text:style-name="P6" text:outline-level="3"><text:span text:style-name="T1">LinkedList in Kernel Example </text:span></text:h>
      <text:p text:style-name="P2"/>
      <text:p text:style-name="P3">#include &lt;linux/kernel.h&gt;<text:line-break/>#include &lt;linux/module.h&gt;<text:line-break/>#include &lt;linux/list.h&gt;<text:line-break/>#include &lt;linux/slab.h&gt;<text:line-break/><text:line-break/>struct  object_list {<text:line-break/>        int     id;<text:line-break/>        struct list_head list;<text:line-break/>};<text:line-break/><text:line-break/>LIST_HEAD(obj_context);<text:line-break/><text:line-break/>static int __init<text:line-break/>my_init(void)<text:line-break/>{<text:line-break/>        struct object_list *obj;<text:line-break/>        obj = kmalloc(sizeof(struct object_list), GFP_KERNEL);<text:line-break/>        obj-&gt;id = 5;<text:line-break/><text:line-break/>        list_add(&amp;obj-&gt;list, &amp;obj_context);<text:line-break/><text:line-break/>        return (0);<text:line-break/>}<text:line-break/><text:line-break/>static void __exit<text:line-break/>my_fini(void)<text:line-break/>{<text:line-break/>        struct  list_head *pos, *q;<text:line-break/><text:line-break/>        list_for_each_safe(pos, q, &amp;obj_context) {<text:line-break/>                struct object_list *obj = NULL;<text:line-break/>                obj = list_entry(pos, struct object_list, list);<text:line-break/>                list_del(pos);<text:line-break/>                kfree(obj);<text:line-break/>        }<text:line-break/>        return;<text:line-break/>}<text:line-break/><text:line-break/>module_init(my_init);<text:line-break/>module_exit(my_fini);<text:line-break/><text:soft-page-break/><text:line-break/>MODULE_DESCRIPTION("Sample Code");<text:line-break/>MODULE_LICENSE("GPL");<text:line-break/>MODULE_AUTHOR("Krishna Mohan");<text:line-break/><text:line-break/><text:line-break/>I was an working on porting driver in user space and didn't want to write my own implementation. I copied the code from the kernel and tried in userspace and as expected it worked fine. I'm doing the same for other function which i will keep posting on my blog.<text:line-break/>#include &lt;stdio.h&gt;<text:line-break/>#include &lt;stdlib.h&gt;<text:line-break/><text:line-break/>#define offsetof(TYPE, MEMBER) ((size_t) &amp;((TYPE *)0)-&gt;MEMBER)<text:line-break/><text:line-break/>struct list_head {<text:line-break/>        struct list_head *next, *prev;<text:line-break/>};<text:line-break/><text:line-break/>struct nvme_ns {<text:line-break/>        struct list_head list;<text:line-break/>        int num;<text:line-break/>};<text:line-break/><text:line-break/>static inline void INIT_LIST_HEAD(struct list_head *list)<text:line-break/>{<text:line-break/>        list-&gt;next = list;<text:line-break/>        list-&gt;prev = list;<text:line-break/>}<text:line-break/><text:line-break/>static inline void __list_add(struct list_head *_new,<text:line-break/>                              struct list_head *prev,<text:line-break/>                              struct list_head *next)<text:line-break/>{<text:line-break/>        next-&gt;prev = _new;<text:line-break/>        _new-&gt;next = next;<text:line-break/>        _new-&gt;prev = prev;<text:line-break/>        prev-&gt;next = _new;<text:line-break/>}<text:line-break/><text:line-break/><text:line-break/>static inline void list_add_tail(struct list_head *_new, struct list_head *head)<text:line-break/>{<text:line-break/>        __list_add(_new, head-&gt;prev, head);<text:line-break/>}<text:line-break/><text:soft-page-break/><text:line-break/>#define container_of(ptr, type, member) ({                      \<text:line-break/>        const typeof( ((type *)0)-&gt;member ) *__mptr = (ptr);    \<text:line-break/>        (type *)( (char *)__mptr - offsetof(type, member) ); })<text:line-break/><text:line-break/>#define list_entry(ptr, type, member)   \<text:line-break/>        container_of(ptr, type, member)<text:line-break/><text:line-break/>#define list_for_each_entry(pos, head, member)                          \<text:line-break/>        for (pos = list_entry((head)-&gt;next, typeof(*pos), member);      \<text:line-break/>                &amp;pos-&gt;member != (head);                                 \<text:line-break/>                pos = list_entry(pos-&gt;member.next, typeof(*pos), member))<text:line-break/><text:line-break/>#define list_for_each_entry_safe(pos, n, head, member)                  \<text:line-break/>        for (pos = list_entry((head)-&gt;next, typeof(*pos), member),      \<text:line-break/>                n = list_entry(pos-&gt;member.next, typeof(*pos), member); \<text:line-break/>                &amp;pos-&gt;member != (head);                                 \<text:line-break/>                pos = n, n = list_entry(n-&gt;member.next, typeof(*n), member))<text:line-break/><text:line-break/><text:line-break/>static inline void __list_del(struct list_head *prev, struct list_head *next)<text:line-break/>{<text:line-break/>        next-&gt;prev = prev;<text:line-break/>        prev-&gt;next = next;<text:line-break/>}<text:line-break/><text:line-break/>#define LIST_POISON1    ((void *) 0x00100100)<text:line-break/>#define LIST_POISON2    ((void *) 0x00200200)<text:line-break/><text:line-break/>static inline void list_del(struct list_head *entry)<text:line-break/>{<text:line-break/>        __list_del(entry-&gt;prev, entry-&gt;next);<text:line-break/>        entry-&gt;next = (struct list_head *) LIST_POISON1;<text:line-break/>        entry-&gt;prev = (struct list_head *) LIST_POISON2;<text:line-break/>}<text:line-break/><text:line-break/><text:line-break/>int<text:line-break/>main()<text:line-break/>{<text:line-break/>        struct list_head name;<text:line-break/>        struct  nvme_ns *ns, *next;<text:line-break/><text:line-break/>        INIT_LIST_HEAD(&amp;name);<text:line-break/><text:soft-page-break/><text:line-break/>        ns = malloc(sizeof(struct nvme_ns));<text:line-break/>        printf("alloc %p\n", ns);<text:line-break/>        ns-&gt;num = 1;<text:line-break/><text:line-break/>        list_add_tail(&amp;ns-&gt;list, &amp;name);<text:line-break/><text:line-break/>        ns = malloc(sizeof(struct nvme_ns));<text:line-break/>        printf("alloc %p\n", ns);<text:line-break/>        ns-&gt;num = 2;<text:line-break/>        list_add_tail(&amp;ns-&gt;list, &amp;name);<text:line-break/><text:line-break/>        list_for_each_entry(ns, &amp;name, list)<text:line-break/>                printf("num is %d\n", ns-&gt;num);<text:line-break/><text:line-break/>        list_for_each_entry_safe(ns, next, &amp;name, list) {<text:line-break/>                list_del(&amp;ns-&gt;list);<text:line-break/>                printf("free %p\n", ns);<text:line-break/>                free(ns);<text:line-break/>        }<text:line-break/>        return (0);<text:line-break/>}</text:p>
      <text:p text:style-name="P3"/>
      <text:p text:style-name="P5"/>
      <text:p text:style-name="P3"/>
      <text:h text:style-name="P7" text:outline-level="3"><text:span text:style-name="T2">Creating a queue in linux kernel using list functions </text:span></text:h>
      <text:p text:style-name="P4">In the post we saw how to create a stack using the list functions. In this post let us use the same list functions to implement a queue. <text:line-break/><text:line-break/>As we know a queue is a data structure that stores data in the first in first out order. That is the data that is entered first is read out first. <text:line-break/><text:line-break/>To create a queue using the list functions we can make use of the function list_add_tail <text:line-break/><text:line-break/><text:span text:style-name="T3">list_add_tail(struct list_head *new, struct list_head *head) </text:span><text:line-break/><text:line-break/>new: The new node to be added <text:line-break/>head: Pointer to node before which the new node has to be added. <text:line-break/><text:line-break/>To make the list work as a queue we need keep inserting every new node before the head node, that is at the tail end of the list and when we read the list, we read from the front end. Thus the entry that is added first will be accessed first. <text:line-break/><text:line-break/>To demonstrate the operation of queue we will create a proc entry called as queue make it work like <text:soft-page-break/>a queue. <text:line-break/><text:line-break/>To create the queue we will use the structure <text:line-break/><text:line-break/><text:span text:style-name="T3">struct k_list </text:span></text:p>
      <text:p text:style-name="P4"><text:span text:style-name="T3">{ </text:span></text:p>
      <text:p text:style-name="P4"><text:span text:style-name="T3">struct list_head queue_list; </text:span></text:p>
      <text:p text:style-name="P4"><text:span text:style-name="T3">char *data;</text:span></text:p>
      <text:p text:style-name="P4"><text:span text:style-name="T3"><text:s/>}; </text:span><text:line-break/><text:line-break/>queue_list : Used to create the linked list using the list functions. <text:line-break/>data: Will hold the data to be stored. <text:line-break/><text:line-break/>In the init function we need to first create the proc entry and then intialize the linked list that we will be using for the queue. <text:line-break/><text:line-break/>int queue_init (void) </text:p>
      <text:p text:style-name="P4">{ </text:p>
      <text:p text:style-name="P4">create_new_proc_entry(); </text:p>
      <text:p text:style-name="P4">head=kmalloc(sizeof(struct list_head *),GFP_KERNEL); </text:p>
      <text:p text:style-name="P4">INIT_LIST_HEAD(head); </text:p>
      <text:p text:style-name="P4">emp_len=strlen(empty); </text:p>
      <text:p text:style-name="P4">return 0; </text:p>
      <text:p text:style-name="P4">}</text:p>
      <text:p text:style-name="P4"><text:s/><text:line-break/><text:line-break/>create_new_proc_entry: Function for creation of the proc entry. <text:line-break/><text:line-break/>void create_new_proc_entry(void) </text:p>
      <text:p text:style-name="P4">{ </text:p>
      <text:p text:style-name="P4">proc_create("queue",0,NULL,&amp;proc_fops);</text:p>
      <text:p text:style-name="P4"><text:s/>} <text:line-break/><text:line-break/>INIT_LIST_HEAD(head) : Initalizing the linked head pointer of the linked list. <text:line-break/><text:line-break/>Next we need to define the file operations for the proc entry. To manipulate the queue we need two operations push and pop. <text:line-break/><text:line-break/>struct file_operations proc_fops = {</text:p>
      <text:p text:style-name="P4"><text:s/>read: pop_queue,</text:p>
      <text:p text:style-name="P4"><text:s/>write: push_queue</text:p>
      <text:p text:style-name="P4"><text:s/>}; <text:line-break/><text:line-break/>The function push_queue will be called when data is written into the queue and pop_queue will be <text:soft-page-break/>called when data is read from the queue. <text:line-break/><text:line-break/>In push_queue we will use the function list_add_tail to add every new node behind the head. <text:line-break/><text:line-break/>int push_queue(struct file *filp,const char *buf,size_t count,loff_t *offp) </text:p>
      <text:p text:style-name="P4">{ </text:p>
      <text:p text:style-name="P4"><text:tab/>msg=kmalloc(10*sizeof(char),GFP_KERNEL); </text:p>
      <text:p text:style-name="P4"><text:tab/>temp=copy_from_user(msg,buf,count); </text:p>
      <text:p text:style-name="P4"><text:tab/>node=kmalloc(sizeof(struct k_list *),GFP_KERNEL); </text:p>
      <text:p text:style-name="P4"><text:tab/>node-&gt;data=msg; </text:p>
      <text:p text:style-name="P4"><text:tab/>list_add_tail(&amp;node-&gt;queue_list,head); </text:p>
      <text:p text:style-name="P4"><text:tab/>return count; </text:p>
      <text:p text:style-name="P4">} <text:line-break/><text:line-break/>In the function pop_queue, before attempting to read the queue, we need to ensure that the queue has data. This can be done using the function list_empty. <text:line-break/><text:line-break/>int list_empty(const struct list_head *head) <text:line-break/><text:line-break/>Which returns true if the list is empty. <text:line-break/><text:line-break/>In case the list is not empty, we need to pop out the first data from the list which can be done using the function list_first_entry. <text:line-break/><text:line-break/>list_first_entry(ptr, type, member) <text:line-break/><text:line-break/>ptr: Pointer to the head node of the list. <text:line-break/>type: type of structure of which the head is member of <text:line-break/>member: The name of the head node in the structre. <text:line-break/>Thus the pop function will look as below. </text:p>
      <text:p text:style-name="P4">int pop_queue(struct file *filp,char *buf,size_t count,loff_t *offp ) </text:p>
      <text:p text:style-name="P4">{</text:p>
      <text:p text:style-name="P4"><text:tab/> if(list_empty(head))</text:p>
      <text:p text:style-name="P4"><text:tab/>{ </text:p>
      <text:p text:style-name="P4"><text:tab/><text:tab/>msg=empty; </text:p>
      <text:p text:style-name="P4"><text:tab/><text:tab/>if(flag==1) </text:p>
      <text:p text:style-name="P4"><text:tab/><text:tab/>{</text:p>
      <text:p text:style-name="P4"><text:tab/><text:tab/><text:tab/> ret=emp_len; </text:p>
      <text:p text:style-name="P4"><text:tab/><text:tab/><text:tab/>flag=0;</text:p>
      <text:p text:style-name="P4"><text:tab/><text:tab/> } </text:p>
      <text:p text:style-name="P4"><text:tab/><text:tab/>else if(flag==0)</text:p>
      <text:p text:style-name="P4"><text:tab/><text:tab/>{ </text:p>
      <text:p text:style-name="P4"><text:tab/><text:tab/><text:tab/>ret=0; </text:p>
      <text:p text:style-name="P4"><text:tab/><text:tab/><text:tab/>flag=1; </text:p>
      <text:p text:style-name="P4"><text:soft-page-break/><text:tab/><text:tab/>} </text:p>
      <text:p text:style-name="P4"><text:tab/>temp=copy_to_user(buf,msg, count); </text:p>
      <text:p text:style-name="P4"><text:tab/>printk(KERN_INFO "\nStack empty\n");</text:p>
      <text:p text:style-name="P4"><text:tab/> return ret; </text:p>
      <text:p text:style-name="P4">}</text:p>
      <text:p text:style-name="P4"><text:s/>if(new_node == 1) </text:p>
      <text:p text:style-name="P4">{ </text:p>
      <text:p text:style-name="P4"><text:tab/>node=list_first_entry(head,struct k_list ,queue_list); </text:p>
      <text:p text:style-name="P4"><text:tab/>msg=node-&gt;data;</text:p>
      <text:p text:style-name="P4"><text:tab/> ret=strlen(msg); </text:p>
      <text:p text:style-name="P4"><text:tab/>new_node=0; </text:p>
      <text:p text:style-name="P4">} </text:p>
      <text:p text:style-name="P4">if(count&gt;ret) </text:p>
      <text:p text:style-name="P4">{</text:p>
      <text:p text:style-name="P4"><text:tab/> count=ret;</text:p>
      <text:p text:style-name="P4"><text:s/>} </text:p>
      <text:p text:style-name="P4"><text:tab/>ret=ret-count; </text:p>
      <text:p text:style-name="P4"><text:tab/>temp=copy_to_user(buf,msg, count); </text:p>
      <text:p text:style-name="P4"><text:tab/>printk(KERN_INFO "\n data = %s \n" ,msg); </text:p>
      <text:p text:style-name="P4"><text:tab/>if(count==0)</text:p>
      <text:p text:style-name="P4"><text:tab/> { </text:p>
      <text:p text:style-name="P4"><text:tab/><text:tab/>list_del(&amp;node-&gt;queue_list); </text:p>
      <text:p text:style-name="P4"><text:tab/><text:tab/>new_node=1;</text:p>
      <text:p text:style-name="P4"><text:tab/> }</text:p>
      <text:p text:style-name="P4"><text:tab/> return count; </text:p>
      <text:p text:style-name="P4">} <text:line-break/><text:line-break/>The flag and the new_node are variables used to ensure that only one node is returned on every read of hte proc entry. The read function from user space will continue to read the proc entry as long as the return value is not zero. In the first pass,new_node=0, we will return the number of bytes of data transfered from one node and in the second pass,new_node=0, we will return 0 to terminate the read. Thus making sure that on every read data of exactly one node is returned. The flag variable works in the similar fashion when the queue is empty to return the string "Queue empty". <text:line-break/><text:line-break/>Thus the full code of queue will be <text:line-break/><text:line-break/>#include &lt;linux/module.h&gt; </text:p>
      <text:p text:style-name="P4">#include &lt;linux/kernel.h&gt; </text:p>
      <text:p text:style-name="P4">#include &lt;linux/proc_fs.h&gt; </text:p>
      <text:p text:style-name="P4">#include&lt;linux/sched.h&gt;</text:p>
      <text:p text:style-name="P4"><text:s/>#include &lt;asm/uaccess.h&gt;</text:p>
      <text:p text:style-name="P4"><text:s/>#include &lt;linux/slab.h&gt; </text:p>
      <text:p text:style-name="P4">int len,temp,i=0,ret; </text:p>
      <text:p text:style-name="P4">char *empty="Queue Empty \n"; </text:p>
      <text:p text:style-name="P4"><text:soft-page-break/>int emp_len,flag=1; </text:p>
      <text:p text:style-name="P4">struct k_list {</text:p>
      <text:p text:style-name="P4"><text:s/>struct list_head queue_list; </text:p>
      <text:p text:style-name="P4">char *data;</text:p>
      <text:p text:style-name="P4"><text:s/>}; </text:p>
      <text:p text:style-name="P4">static struct k_list *node; </text:p>
      <text:p text:style-name="P4">struct list_head *head; </text:p>
      <text:p text:style-name="P4">struct list_head test_head;</text:p>
      <text:p text:style-name="P4"><text:s/>int new_node=1; </text:p>
      <text:p text:style-name="P4">char *msg; </text:p>
      <text:p text:style-name="P4">int pop_queue(struct file *filp,char *buf,size_t count,loff_t *offp ) </text:p>
      <text:p text:style-name="P4">{ </text:p>
      <text:p text:style-name="P4">if(list_empty(head))</text:p>
      <text:p text:style-name="P4">{ </text:p>
      <text:p text:style-name="P4">msg=empty;</text:p>
      <text:p text:style-name="P4"><text:s/>if(flag==1) </text:p>
      <text:p text:style-name="P4">{ </text:p>
      <text:p text:style-name="P4">ret=emp_len; flag=0; </text:p>
      <text:p text:style-name="P4">}</text:p>
      <text:p text:style-name="P4"><text:s/>else if(flag==0){ </text:p>
      <text:p text:style-name="P4">ret=0; flag=1; </text:p>
      <text:p text:style-name="P4">} </text:p>
      <text:p text:style-name="P4">temp=copy_to_user(buf,msg, count);</text:p>
      <text:p text:style-name="P4"><text:s/>printk(KERN_INFO "\nStack empty\n"); </text:p>
      <text:p text:style-name="P4">return ret;</text:p>
      <text:p text:style-name="P4"><text:s/>} </text:p>
      <text:p text:style-name="P4">if(new_node == 1) </text:p>
      <text:p text:style-name="P4">{ </text:p>
      <text:p text:style-name="P4">node=list_first_entry(head,struct k_list ,queue_list); </text:p>
      <text:p text:style-name="P4">msg=node-&gt;data; </text:p>
      <text:p text:style-name="P4">ret=strlen(msg); </text:p>
      <text:p text:style-name="P4">new_node=0; </text:p>
      <text:p text:style-name="P4">} </text:p>
      <text:p text:style-name="P4">if(count&gt;ret)</text:p>
      <text:p text:style-name="P4"><text:s/>{ </text:p>
      <text:p text:style-name="P4">count=ret; </text:p>
      <text:p text:style-name="P4">} </text:p>
      <text:p text:style-name="P4">ret=ret-count; </text:p>
      <text:p text:style-name="P4">temp=copy_to_user(buf,msg, count); </text:p>
      <text:p text:style-name="P4">printk(KERN_INFO "\n data = %s \n" ,msg); </text:p>
      <text:p text:style-name="P4">if(count==0) {</text:p>
      <text:p text:style-name="P4"><text:s/>list_del(&amp;node-&gt;queue_list); </text:p>
      <text:p text:style-name="P4">new_node=1;</text:p>
      <text:p text:style-name="P4"><text:s/>} </text:p>
      <text:p text:style-name="P4"><text:soft-page-break/>return count; </text:p>
      <text:p text:style-name="P4">}</text:p>
      <text:p text:style-name="P4"><text:s/>int push_queue(struct file *filp,const char *buf,size_t count,loff_t *offp) { </text:p>
      <text:p text:style-name="P4">msg=kmalloc(10*sizeof(char),GFP_KERNEL); </text:p>
      <text:p text:style-name="P4">temp=copy_from_user(msg,buf,count); </text:p>
      <text:p text:style-name="P4">node=kmalloc(sizeof(struct k_list *),GFP_KERNEL);</text:p>
      <text:p text:style-name="P4"><text:s/>node-&gt;data=msg; list_add_tail(&amp;node-&gt;queue_list,head);</text:p>
      <text:p text:style-name="P4"><text:s/>return count; </text:p>
      <text:p text:style-name="P4">}</text:p>
      <text:p text:style-name="P4"><text:s/>struct file_operations proc_fops = { read: pop_queue, write: push_queue }; </text:p>
      <text:p text:style-name="P4">void create_new_proc_entry(void) { </text:p>
      <text:p text:style-name="P4">proc_create("queue",0,NULL,&amp;proc_fops); </text:p>
      <text:p text:style-name="P4">} </text:p>
      <text:p text:style-name="P4">int queue_init (void) </text:p>
      <text:p text:style-name="P4">{ </text:p>
      <text:p text:style-name="P4">create_new_proc_entry();</text:p>
      <text:p text:style-name="P4"><text:s/>head=kmalloc(sizeof(struct list_head *),GFP_KERNEL); </text:p>
      <text:p text:style-name="P4">INIT_LIST_HEAD(head); </text:p>
      <text:p text:style-name="P4">emp_len=strlen(empty); </text:p>
      <text:p text:style-name="P4">return 0;</text:p>
      <text:p text:style-name="P4"><text:s/>} </text:p>
      <text:p text:style-name="P4">void queue_cleanup(void)</text:p>
      <text:p text:style-name="P4"><text:s/>{ </text:p>
      <text:p text:style-name="P4"/>
      <text:p text:style-name="P4">remove_proc_entry("queue",NULL);</text:p>
      <text:p text:style-name="P4"><text:s/>} </text:p>
      <text:p text:style-name="P4">MODULE_LICENSE("GPL"); </text:p>
      <text:p text:style-name="P4">module_init(queue_init); </text:p>
      <text:p text:style-name="P4">module_exit(queue_cleanup); <text:line-break/><text:line-break/>To compile the module use the make file. <text:line-break/><text:line-break/>ifneq ($(KERNELRELEASE),) </text:p>
      <text:p text:style-name="P4">obj-m := queue_list.o </text:p>
      <text:p text:style-name="P4">else </text:p>
      <text:p text:style-name="P4">KERNELDIR ?= /lib/modules/$(shell uname -r)/build </text:p>
      <text:p text:style-name="P4">PWD := $(shell pwd) default: $(MAKE) -C $(KERNELDIR) M=$(PWD) modules </text:p>
      <text:p text:style-name="P4">clean: $(MAKE) -C $(KERNELDIR) M=$(PWD) clean </text:p>
      <text:p text:style-name="P4">endif <text:line-break/><text:line-break/>Compile and insert the module into the kernel <text:line-break/><text:line-break/>$ make</text:p>
      <text:p text:style-name="P4"><text:s/>$ insmod stack_list.ko <text:line-break/><text:soft-page-break/><text:line-break/>To see the output <text:line-break/><text:line-break/>$ echo "1" &gt; /proc/queue </text:p>
      <text:p text:style-name="P4">$ echo "2" &gt; /proc/queue </text:p>
      <text:p text:style-name="P4">$ echo "3" &gt; /proc/queue </text:p>
      <text:p text:style-name="P4">$ echo "4" &gt; /proc/queue </text:p>
      <text:p text:style-name="P4">Thus we have written the 1,2,3,4 as data into 4 nodes with 4 being inserted last. Now to pop data out of the stack</text:p>
      <text:p text:style-name="P4"><text:s/>$ cat /proc/queue 1 </text:p>
      <text:p text:style-name="P4">$ cat /proc/queue 2 </text:p>
      <text:p text:style-name="P4">$ cat /proc/queue 3</text:p>
      <text:p text:style-name="P4"><text:s/>$ cat /proc/queue 4</text:p>
      <text:p text:style-name="P4"><text:s/>$ cat /proc/queue </text:p>
      <text:p text:style-name="P4">Queue Empty </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1T12:38:29.634178156</meta:creation-date>
    <dc:date>2018-01-31T14:47:12.046849035</dc:date>
    <meta:editing-duration>PT1S</meta:editing-duration>
    <meta:editing-cycles>1</meta:editing-cycles>
    <meta:document-statistic meta:table-count="0" meta:image-count="0" meta:object-count="0" meta:page-count="10" meta:paragraph-count="167" meta:word-count="1343" meta:character-count="10714" meta:non-whitespace-character-count="8425"/>
    <meta:generator>LibreOffice/4.2.8.2$Linux_X86_64 LibreOffice_project/420m0$Build-2</meta:generator>
  </office:meta>
</office:document-meta>
</file>